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0pt"/>
    </style:style>
    <style:style style:name="P2" style:family="paragraph" style:parent-style-name="Text_20_body" style:list-style-name="L4">
      <style:text-properties style:font-name="Arial1" fo:font-size="10pt"/>
    </style:style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Standard" style:list-style-name="L1"/>
    <style:style style:name="P6" style:family="paragraph" style:parent-style-name="Standard" style:list-style-name="L5">
      <style:paragraph-properties fo:text-align="start" style:justify-single-word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 style:list-style-name="L5"/>
    <style:style style:name="T1" style:family="text">
      <style:text-properties fo:color="#000000"/>
    </style:style>
    <style:style style:name="T2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2a00ff"/>
    </style:style>
    <style:style style:name="T5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6" style:family="text">
      <style:text-properties style:font-name="Arial1"/>
    </style:style>
    <style:style style:name="T7" style:family="text">
      <style:text-properties style:font-name="Arial1" fo:font-size="10pt"/>
    </style:style>
    <style:style style:name="T8" style:family="text">
      <style:text-properties fo:font-size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scussions</text:h>
      <text:list xml:id="list32272298" text:style-name="L4">
        <text:list-item>
          <text:p text:style-name="P2">Activity Diagram -&gt; what and how?</text:p>
        </text:list-item>
        <text:list-item>
          <text:p text:style-name="P3"><text:span text:style-name="T7"/></text:p>
        </text:list-item>
        <text:list-item>
          <text:p text:style-name="P3"><text:span text:style-name="T7">Folderstructure for generated and manual content</text:span></text:p>
        </text:list-item>
        <text:list-item>
          <text:p text:style-name="P3"><text:span text:style-name="T7">Better Layout for HTML</text:span></text:p>
        </text:list-item>
        <text:list-item>
          <text:p text:style-name="P2"/>
        </text:list-item>
      </text:list>
      <text:p text:style-name="P1"/>
      <text:p text:style-name="Text_20_body"/>
      <text:p text:style-name="Standard"/>
      <text:p text:style-name="Standard"/>
      <text:h text:style-name="Heading_20_1" text:outline-level="1">Decisions</text:h>
      <text:p text:style-name="Standard">8.3.2013, Annette Kempf, Thomas Schuetz:</text:p>
      <text:list xml:id="list31628148" text:style-name="L1">
        <text:list-item>
          <text:p text:style-name="P5">define Guidance Types in Model, not in Meta Model</text:p>
        </text:list-item>
        <text:list-item>
          <text:p text:style-name="P5">define WorkProduct Types in Model, not in Meta Model</text:p>
        </text:list-item>
        <text:list-item>
          <text:p text:style-name="P5">flow is defined by inputs and outputs </text:p>
        </text:list-item>
        <text:list-item>
          <text:p text:style-name="P5">inputs and outputs are Ports with the type of a WorkProduct</text:p>
        </text:list-item>
        <text:list-item>
          <text:p text:style-name="P5">standar text fields: </text:p>
          <text:list>
            <text:list-item>
              <text:p text:style-name="P5">label</text:p>
            </text:list-item>
            <text:list-item>
              <text:p text:style-name="P5">summary</text:p>
            </text:list-item>
            <text:list-item>
              <text:p text:style-name="P5">description</text:p>
            </text:list-item>
          </text:list>
        </text:list-item>
      </text:list>
      <text:p text:style-name="Standard">3.4.2013, Annette Kempf, Thomas Schuetz:</text:p>
      <text:list xml:id="list32290492" text:style-name="L5">
        <text:list-item>
          <text:p text:style-name="P7">add entry and exit criteria and generate in html only if they exist</text:p>
          <text:list>
            <text:list-item>
              <text:p text:style-name="P7"><text:span text:style-name="T2">entryCriteria</text:span><text:span text:style-name="T3"> </text:span><text:span text:style-name="T5">"Text"</text:span></text:p>
            </text:list-item>
            <text:list-item>
              <text:p text:style-name="P6"><text:span text:style-name="T1">exitCriteria </text:span><text:span text:style-name="T4">"Text"</text:span></text:p>
            </text:list-item>
          </text:list>
        </text:list-item>
        <text:list-item>
          <text:p text:style-name="P7">remove scope until implemented</text:p>
        </text:list-item>
        <text:list-item>
          <text:p text:style-name="P4">Role: </text:p>
          <text:list>
            <text:list-item>
              <text:p text:style-name="P4">List of Activities</text:p>
            </text:list-item>
            <text:list-item>
              <text:p text:style-name="P4">List of Guidances</text:p>
            </text:list-item>
          </text:list>
        </text:list-item>
        <text:list-item>
          <text:p text:style-name="P4">unclear if severeal references of same activity class in same context is needed -&gt; remove reference names (only implicit activity references) until we need them</text:p>
        </text:list-item>
        <text:list-item>
          <text:p text:style-name="P4">remove portnames for inputs and outputs -&gt; ports are only indentified by their unique type and state</text:p>
        </text:list-item>
        <text:list-item>
          <text:p text:style-name="P4">connect all ports implicitly, option for the future: explicit port connections only for exceptions, everything else still implicit</text:p>
        </text:list-item>
        <text:list-item>
          <text:p text:style-name="P4">add Statemachine to WorkProduct without decisions to define the space of states for the document flow between activities</text:p>
          <text:list>
            <text:list-item>
              <text:p text:style-name="P4">implement simple validation for activitities (ports) without being too strict (process variants!)</text:p>
            </text:list-item>
          </text:list>
        </text:list-item>
        <text:list-item>
          <text:p text:style-name="P4">activity diagram: generate inputs and outputs of toplevel as document icons, all edges between subActivities have a label with a list of documents</text:p>
        </text:list-item>
      </text:list>
      <text:p text:style-name="Text_20_body"/>
      <text:p text:style-name="Text_20_body"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5M44S</meta:editing-duration>
    <meta:editing-cycles>27</meta:editing-cycles>
    <meta:generator>OpenOffice.org/3.3$Win32 OpenOffice.org_project/330m20$Build-9567</meta:generator>
    <dc:date>2013-04-03T13:17:44.41</dc:date>
    <dc:creator>Thomas Schuetz</dc:creator>
    <meta:document-statistic meta:table-count="0" meta:image-count="0" meta:object-count="0" meta:page-count="2" meta:paragraph-count="28" meta:word-count="235" meta:character-count="1399"/>
    <meta:user-defined meta:name="Info 1"/>
    <meta:user-defined meta:name="Info 2"/>
    <meta:user-defined meta:name="Info 3"/>
    <meta:user-defined meta:name="Info 4"/>
  </office:meta>
</office:document-meta>
</file>